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3E7000002FAC378453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0cm" fo:min-width="0cm" fo:wrap-option="no-wrap" draw:shadow-opacity="50%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18.999cm" svg:height="14.647cm" svg:x="1cm" svg:y="1cm">
            <draw:image xlink:href="Pictures/10000000000003E7000002FAC3784534.png" xlink:type="simple" xlink:show="embed" xlink:actuate="onLoad">
              <text:p/>
            </draw:image>
          </draw:frame>
          <draw:custom-shape draw:style-name="gr2" draw:text-style-name="P2" draw:layer="layout" svg:width="3.354cm" svg:height="1.124cm" svg:x="7.245cm" svg:y="2.768cm">
            <text:p text:style-name="P1"><text:span text:style-name="T1">Crossroads</text:span></text:p>
            <draw:enhanced-geometry svg:viewBox="0 0 21600 21600" draw:mirror-horizontal="false" draw:type="line-callout-2" draw:modifiers="-35261.7585692995 111763.2 -9071.35618479881 10790.4 -1615.97615499255 10636.8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line draw:style-name="gr3" draw:text-style-name="P1" draw:layer="layout" svg:x1="10.764cm" svg:y1="3.462cm" svg:x2="11.988cm" svg:y2="3.495cm">
            <text:p/>
          </draw:line>
          <draw:line draw:style-name="gr3" draw:text-style-name="P1" draw:layer="layout" svg:x1="11.922cm" svg:y1="3.462cm" svg:x2="19.396cm" svg:y2="10.606cm">
            <text:p/>
          </draw:line>
          <draw:custom-shape draw:style-name="gr2" draw:text-style-name="P2" draw:layer="layout" svg:width="2.999cm" svg:height="0.926cm" svg:x="8.303cm" svg:y="8.92cm">
            <text:p text:style-name="P1"><text:span text:style-name="T1"><text:s/></text:span><text:span text:style-name="T1">1 Road</text:span></text:p>
            <draw:enhanced-geometry svg:viewBox="0 0 21600 21600" draw:mirror-horizontal="false" draw:type="line-callout-2" draw:modifiers="-26560.8 47766.9902912621 -5133.6 13095.145631068 -1800 12908.7378640777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line draw:style-name="gr3" draw:text-style-name="P1" draw:layer="layout" svg:x1="9.838cm" svg:y1="10.011cm" svg:x2="9.904cm" svg:y2="13.781cm">
            <text:p/>
          </draw:line>
          <draw:line draw:style-name="gr3" draw:text-style-name="P1" draw:layer="layout" svg:x1="11.459cm" svg:y1="9.515cm" svg:x2="11.988cm" svg:y2="9.515cm">
            <text:p/>
          </draw:line>
          <draw:line draw:style-name="gr3" draw:text-style-name="P1" draw:layer="layout" svg:x1="11.922cm" svg:y1="9.481cm" svg:x2="17.511cm" svg:y2="13.45cm">
            <text:p/>
          </draw:line>
          <draw:custom-shape draw:style-name="gr2" draw:text-style-name="P2" draw:layer="layout" svg:width="4.578cm" svg:height="1.059cm" svg:x="9.725cm" svg:y="14.475cm">
            <text:p text:style-name="P1"><text:span text:style-name="T1">Road points</text:span></text:p>
            <draw:enhanced-geometry svg:viewBox="0 0 21600 21600" draw:mirror-horizontal="false" draw:type="line-callout-2" draw:modifiers="-6330.46516706705 -11431.6981132075 -6084 10800 -1184.01397685084 11309.4339622642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line draw:style-name="gr3" draw:text-style-name="P1" draw:layer="layout" svg:x1="14.468cm" svg:y1="15.038cm" svg:x2="15.262cm" svg:y2="15.038cm">
            <text:p/>
          </draw:line>
          <draw:line draw:style-name="gr3" draw:text-style-name="P1" draw:layer="layout" svg:x1="15.229cm" svg:y1="15.038cm" svg:x2="16.552cm" svg:y2="14.7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08T13:42:25</meta:creation-date>
    <dc:date>2011-08-22T11:41:26</dc:date>
    <meta:editing-duration>PT00H11M26S</meta:editing-duration>
    <meta:editing-cycles>2</meta:editing-cycles>
    <meta:generator>LibreOffice/3.3$Unix LibreOffice_project/330m19$Build-301</meta:generator>
    <meta:document-statistic meta:object-count="12"/>
  </office:meta>
</office:document-meta>
</file>